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8.4pt" style:font-size-complex="8.4pt" fo:color="#800080"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18pt" style:font-size-complex="18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smallerx2" style:font-size-complex="smallerx2" style:text-position="super"/>
    </style:style>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style>
    <style:style style:name="PageHeaderFooter2" style:family="text">
      <style:text-properties content="" fo:font-weight="700" style:writing-mode="lr-tb" fo:font-family="Arial"/>
    </style:style>
    <style:style style:name="PageHeaderFooter3" style:family="text">
      <style:text-properties content=""/>
    </style:style>
    <style:style style:name="PageHeaderFooter4" style:family="text">
      <style:text-properties style:writing-mode="lr-tb" fo:font-family="Arial" content="counter,(,page,)"/>
    </style:style>
    <style:style style:name="PageHeaderFooter5" style:family="text">
      <style:text-properties content=""/>
    </style:style>
    <style:style style:name="PageHeaderFooter12" style:family="text">
      <style:text-properties style:writing-mode="lr-tb" fo:font-family="Arial" content="string,(,bookname,first,),&quot; &quot;,string,(,chapter,first,)" fo:font-weight="700"/>
    </style:style>
    <style:style style:name="PageHeaderFooter13" style:family="text">
      <style:text-properties style:writing-mode="lr-tb" fo:font-family="Arial" content="counter,(,page,)"/>
    </style:style>
    <style:style style:name="PageHeaderFooter14" style:family="text">
      <style:text-properties content="" style:writing-mode="lr-tb" fo:font-family="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style>
    <style:style style:name="PageHeaderFooter20" style:family="text">
      <style:text-properties content="string,(,bookname,last,),&quot; &quot;,string,(,chapter,last,)" fo:font-weight="700" style:writing-mode="lr-tb" fo:font-family="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1-07T06:30:32</meta:creation-date>
    <dc:creator>Trihus</dc:creator>
    <dc:date>2011-01-07T06:30:32</dc:date>
    <meta:editing-cycles>1</meta:editing-cycles>
    <meta:editing-duration>PT2M27S</meta:editing-duration>
    <meta:AssemblyVersion Assembly-Version="OpenOfficeConvert 0.6.14.2280"/>
    <meta:Created-By Created-By="ReSharper 5.0.1659.36"/>
    <meta:user-defined meta:name="Assembly-Version">OpenOfficeConvert 0.6.14.2280</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C:\svn\google\pathway\Test\PsExport\TestFiles\Output\T4\1pe"
Const IsPreview = "False"
Const RunMacroFirstTime = "True"

'Changed On Jan-05-2011 for TD-1786(Output files does not have compete properties settings and format in FLEX.)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